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0.87mm" svg:height="49.14mm" svg:x="125.43mm" svg:y="2.65mm">
            <loext:p draw:notify-on-update-of-ranges="Sheet1.A1:Sheet1.A133 Sheet1.B1:Sheet1.B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7mm" svg:height="51.79mm" svg:x="127.94mm" svg:y="55.25mm">
            <loext:p draw:notify-on-update-of-ranges="Sheet1.C1:Sheet1.C71 Sheet1.D1:Sheet1.D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2.74mm" svg:height="46.54mm" svg:x="129.86mm" svg:y="107.25mm">
            <loext:p draw:notify-on-update-of-ranges="Sheet1.E1:Sheet1.E93 Sheet1.F1:Sheet1.F9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9.99mm" svg:height="44.1mm" svg:x="130.73mm" svg:y="152.98mm">
            <loext:p draw:notify-on-update-of-ranges="Sheet1.G1:Sheet1.G111 Sheet1.H1:Sheet1.H1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.97mm" svg:height="44.42mm" svg:x="132.63mm" svg:y="197.82mm">
            <loext:p draw:notify-on-update-of-ranges="Sheet1.I1:Sheet1.I80 Sheet1.J1:Sheet1.J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^(0.5)*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^(0.45)*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^(0.485)*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^(0.43)*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^(0.47)*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1" calcext:value-type="float">
            <text:p>71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223" calcext:value-type="float">
            <text:p>223</text:p>
          </table:table-cell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9" calcext:value-type="float">
            <text:p>69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49" calcext:value-type="float">
            <text:p>49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office:value-type="float" office:value="43" calcext:value-type="float">
            <text:p>43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  <table:table-cell office:value-type="float" office:value="223" calcext:value-type="float">
            <text:p>22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217" calcext:value-type="float">
            <text:p>21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float" office:value="228" calcext:value-type="float">
            <text:p>22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2:01:46.805600246</meta:creation-date>
    <dc:date>2019-07-30T10:43:00.871197175</dc:date>
    <meta:editing-duration>PT23H55M27S</meta:editing-duration>
    <meta:editing-cycles>1</meta:editing-cycles>
    <meta:document-statistic meta:table-count="1" meta:cell-count="981" meta:object-count="5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88cm" svg:height="4.915cm" xlink:href=".." xlink:type="simple" chart:class="chart:scatter" chart:style-name="ch1">
        <chart:legend svg:x="6.297cm" svg:y="2.872cm" style:legend-expansion="custom" chartooo:width="2.053cm" chartooo:height="0.598cm" style:legend-expansion-aspect-ratio="3.43311036789298" chart:style-name="ch2"/>
        <chart:plot-area chart:style-name="ch3" table:cell-range-address="Sheet1.A1:Sheet1.B133" svg:x="0.181cm" svg:y="0.098cm" svg:width="8.726cm" svg:height="4.719cm">
          <chartooo:coordinate-region svg:x="0.802cm" svg:y="0.297cm" svg:width="7.825cm" svg:height="3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3" chart:class="chart:scatter">
            <chart:domain table:cell-range-address="Sheet1.A1:Sheet1.A133"/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1.A1:Sheet1.A133</svg:desc>
                </draw:g>
              </table:table-cell>
              <table:table-cell office:value-type="float" office:value="50">
                <text:p>50</text:p>
                <draw:g>
                  <svg:desc>Sheet1.B1:Sheet1.B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">
                <text:p>1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5">
                <text:p>1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">
                <text:p>1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">
                <text:p>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">
                <text:p>1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8">
                <text:p>1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">
                <text:p>1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">
                <text:p>1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">
                <text:p>1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">
                <text:p>1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">
                <text:p>1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">
                <text:p>1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1">
                <text:p>1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">
                <text:p>1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">
                <text:p>1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">
                <text:p>2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">
                <text:p>2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">
                <text:p>2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">
                <text:p>2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7">
                <text:p>2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0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">
                <text:p>2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">
                <text:p>2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6">
                <text:p>2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7">
                <text:p>2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8">
                <text:p>2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3">
                <text:p>2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4">
                <text:p>2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5">
                <text:p>2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">
                <text:p>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4">
                <text:p>2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4">
                <text:p>2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3">
                <text:p>2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4">
                <text:p>2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">
                <text:p>2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1">
                <text:p>2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">
                <text:p>2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">
                <text:p>2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">
                <text:p>2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">
                <text:p>2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4">
                <text:p>2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4">
                <text:p>2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3">
                <text:p>2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">
                <text:p>2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2">
                <text:p>2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">
                <text:p>2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2">
                <text:p>2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">
                <text:p>2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0">
                <text:p>2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0">
                <text:p>2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9">
                <text:p>2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8">
                <text:p>2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8">
                <text:p>2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7">
                <text:p>2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">
                <text:p>2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">
                <text:p>2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6">
                <text:p>2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6">
                <text:p>2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">
                <text:p>2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7">
                <text:p>2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7">
                <text:p>2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7">
                <text:p>2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7">
                <text:p>2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8">
                <text:p>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7">
                <text:p>2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7">
                <text:p>2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">
                <text:p>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">
                <text:p>2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4">
                <text:p>2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3">
                <text:p>203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1cm" svg:height="5.18cm" xlink:href=".." xlink:type="simple" chart:class="chart:scatter" chart:style-name="ch1">
        <chart:legend svg:x="5.984cm" svg:y="3.005cm" style:legend-expansion="custom" chartooo:width="2.053cm" chartooo:height="0.598cm" style:legend-expansion-aspect-ratio="3.43311036789298" chart:style-name="ch2"/>
        <chart:plot-area chart:style-name="ch3" table:cell-range-address="Sheet1.C1:Sheet1.D71" svg:x="0.174cm" svg:y="0.103cm" svg:width="8.353cm" svg:height="4.974cm">
          <chartooo:coordinate-region svg:x="0.795cm" svg:y="0.303cm" svg:width="7.452cm" svg:height="4.1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71" chart:class="chart:scatter">
            <chart:domain table:cell-range-address="Sheet1.C1:Sheet1.C71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C1:Sheet1.C71</svg:desc>
                </draw:g>
              </table:table-cell>
              <table:table-cell office:value-type="float" office:value="37">
                <text:p>37</text:p>
                <draw:g>
                  <svg:desc>Sheet1.D1:Sheet1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">
                <text:p>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">
                <text:p>1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">
                <text:p>1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">
                <text:p>1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6">
                <text:p>1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">
                <text:p>1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">
                <text:p>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">
                <text:p>1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">
                <text:p>1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">
                <text:p>1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">
                <text:p>1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4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">
                <text:p>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">
                <text:p>1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">
                <text:p>2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">
                <text:p>2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">
                <text:p>2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0">
                <text:p>2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">
                <text:p>2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3">
                <text:p>2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5">
                <text:p>2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6">
                <text:p>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7">
                <text:p>2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8">
                <text:p>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0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2">
                <text:p>2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3">
                <text:p>2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4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4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6">
                <text:p>22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75cm" svg:height="4.655cm" xlink:href=".." xlink:type="simple" chart:class="chart:scatter" chart:style-name="ch1">
        <chart:legend svg:x="5.592cm" svg:y="3.086cm" style:legend-expansion="custom" chartooo:width="2.027cm" chartooo:height="0.598cm" style:legend-expansion-aspect-ratio="3.38963210702341" chart:style-name="ch2"/>
        <chart:plot-area chart:style-name="ch3" table:cell-range-address="Sheet1.E1:Sheet1.F93" svg:x="0.165cm" svg:y="0.093cm" svg:width="7.945cm" svg:height="4.469cm">
          <chartooo:coordinate-region svg:x="0.786cm" svg:y="0.292cm" svg:width="6.938cm" svg:height="3.9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93" chart:class="chart:scatter">
            <chart:domain table:cell-range-address="Sheet1.E1:Sheet1.E93"/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E1:Sheet1.E93</svg:desc>
                </draw:g>
              </table:table-cell>
              <table:table-cell office:value-type="float" office:value="41">
                <text:p>41</text:p>
                <draw:g>
                  <svg:desc>Sheet1.F1:Sheet1.F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">
                <text:p>1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">
                <text:p>1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">
                <text:p>1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">
                <text:p>1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">
                <text:p>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9">
                <text:p>1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">
                <text:p>1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">
                <text:p>1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">
                <text:p>1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">
                <text:p>1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">
                <text:p>1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">
                <text:p>1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">
                <text:p>1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">
                <text:p>1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">
                <text:p>1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0">
                <text:p>1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">
                <text:p>1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7">
                <text:p>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9">
                <text:p>1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">
                <text:p>1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">
                <text:p>1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7">
                <text:p>1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0">
                <text:p>1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4">
                <text:p>1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5">
                <text:p>1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3">
                <text:p>2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">
                <text:p>2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9">
                <text:p>2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">
                <text:p>2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3">
                <text:p>2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">
                <text:p>2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6">
                <text:p>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8">
                <text:p>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">
                <text:p>2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3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4">
                <text:p>2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">
                <text:p>225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4.411cm" xlink:href=".." xlink:type="simple" chart:class="chart:scatter" chart:style-name="ch1">
        <chart:legend svg:x="5.367cm" svg:y="2.646cm" style:legend-expansion="custom" chartooo:width="1.997cm" chartooo:height="0.598cm" style:legend-expansion-aspect-ratio="3.33946488294314" chart:style-name="ch2"/>
        <chart:plot-area chart:style-name="ch3" table:cell-range-address="Sheet1.G1:Sheet1.H111" svg:x="0.171cm" svg:y="0.087cm" svg:width="7.768cm" svg:height="4.553cm">
          <chartooo:coordinate-region svg:x="0.793cm" svg:y="0.286cm" svg:width="6.866cm" svg:height="3.7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111" chart:class="chart:scatter">
            <chart:domain table:cell-range-address="Sheet1.G1:Sheet1.G111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G1:Sheet1.G111</svg:desc>
                </draw:g>
              </table:table-cell>
              <table:table-cell office:value-type="float" office:value="32">
                <text:p>32</text:p>
                <draw:g>
                  <svg:desc>Sheet1.H1:Sheet1.H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">
                <text:p>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">
                <text:p>1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">
                <text:p>1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">
                <text:p>1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">
                <text:p>1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">
                <text:p>1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">
                <text:p>1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">
                <text:p>1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">
                <text:p>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">
                <text:p>1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3">
                <text:p>1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">
                <text:p>1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">
                <text:p>1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3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">
                <text:p>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">
                <text:p>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3">
                <text:p>1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">
                <text:p>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6">
                <text:p>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">
                <text:p>1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">
                <text:p>1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4">
                <text:p>1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">
                <text:p>1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9">
                <text:p>1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">
                <text:p>1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">
                <text:p>1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">
                <text:p>1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8">
                <text:p>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3">
                <text:p>2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">
                <text:p>2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">
                <text:p>2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7">
                <text:p>2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0">
                <text:p>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4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">
                <text:p>2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">
                <text:p>2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8">
                <text:p>2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0">
                <text:p>2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2">
                <text:p>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4">
                <text:p>2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5">
                <text:p>2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">
                <text:p>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0">
                <text:p>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1">
                <text:p>2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3">
                <text:p>2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">
                <text:p>2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3">
                <text:p>2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1">
                <text:p>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">
                <text:p>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9">
                <text:p>2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7">
                <text:p>2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6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6">
                <text:p>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98cm" svg:height="4.443cm" xlink:href=".." xlink:type="simple" chart:class="chart:scatter" chart:style-name="ch1">
        <chart:legend svg:x="5.324cm" svg:y="2.716cm" style:legend-expansion="custom" chartooo:width="1.974cm" chartooo:height="0.598cm" style:legend-expansion-aspect-ratio="3.30100334448161" chart:style-name="ch2"/>
        <chart:plot-area chart:style-name="ch3" table:cell-range-address="Sheet1.I1:Sheet1.J80" svg:x="0.157cm" svg:y="0.088cm" svg:width="7.584cm" svg:height="4.267cm">
          <chartooo:coordinate-region svg:x="0.778cm" svg:y="0.287cm" svg:width="6.577cm" svg:height="3.7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:Sheet1.J80" chart:class="chart:scatter">
            <chart:domain table:cell-range-address="Sheet1.I1:Sheet1.I80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I1:Sheet1.I80</svg:desc>
                </draw:g>
              </table:table-cell>
              <table:table-cell office:value-type="float" office:value="40">
                <text:p>40</text:p>
                <draw:g>
                  <svg:desc>Sheet1.J1:Sheet1.J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">
                <text:p>1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">
                <text:p>1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">
                <text:p>1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">
                <text:p>1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">
                <text:p>1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">
                <text:p>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">
                <text:p>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3">
                <text:p>1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">
                <text:p>1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">
                <text:p>1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7">
                <text:p>1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">
                <text:p>1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3">
                <text:p>1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">
                <text:p>1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6">
                <text:p>1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8">
                <text:p>1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">
                <text:p>1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3">
                <text:p>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">
                <text:p>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">
                <text:p>1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">
                <text:p>1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">
                <text:p>2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">
                <text:p>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">
                <text:p>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3">
                <text:p>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">
                <text:p>2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5">
                <text:p>2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">
                <text:p>2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0">
                <text:p>2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3">
                <text:p>2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6">
                <text:p>2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